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9C9C9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C9C9C9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" style:family="table-cell" style:parent-style-name="Default" style:data-style-name="N0">
      <style:table-cell-properties fo:border="thin solid #000000" style:vertical-align="top" fo:background-color="#C9C9C9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top" fo:background-color="#C9C9C9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automatic" fo:background-color="#C9C9C9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fo:background-color="#FFFFFF"/>
    </style:style>
    <style:style style:name="ce2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order="thin solid #000000" style:vertical-align="top" fo:wrap-option="wrap" fo:background-color="#FFFF00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center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top" fo:wrap-option="wrap" fo:background-color="#FFFF00" style:repeat-content="false"/>
      <style:paragraph-properties fo:text-align="start" fo:margin-left="0cm"/>
      <style:text-properties style:text-line-through-style="solid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end" fo:margin-right="0cm"/>
      <style:text-properties style:text-line-through-style="solid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C9C9C9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1.04069444444444cm"/>
    </style:style>
    <style:style style:name="co3" style:family="table-column">
      <style:table-column-properties fo:break-before="auto" style:column-width="1.12888888888889cm"/>
    </style:style>
    <style:style style:name="co4" style:family="table-column">
      <style:table-column-properties fo:break-before="auto" style:column-width="3.51013888888889cm"/>
    </style:style>
    <style:style style:name="co5" style:family="table-column">
      <style:table-column-properties fo:break-before="auto" style:column-width="9.22513888888889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6.82625cm"/>
    </style:style>
    <style:style style:name="co8" style:family="table-column">
      <style:table-column-properties fo:break-before="auto" style:column-width="10.9890277777778cm"/>
    </style:style>
    <style:style style:name="co9" style:family="table-column">
      <style:table-column-properties fo:break-before="auto" style:column-width="9.06638888888889cm"/>
    </style:style>
    <style:style style:name="co10" style:family="table-column">
      <style:table-column-properties fo:break-before="auto" style:column-width="10.7773611111111cm"/>
    </style:style>
    <style:style style:name="co11" style:family="table-column">
      <style:table-column-properties fo:break-before="auto" style:column-width="2.64583333333333cm"/>
    </style:style>
    <style:style style:name="co12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>
      <style:map style:condition="of:is-true-formula([.#REF!]=&quot;Y&quot;)" style:apply-style-name="cf5" style:base-cell-address="Template.A4"/>
      <style:map style:condition="of:is-true-formula([.#REF!]=&quot;Y&quot;)" style:apply-style-name="cf5" style:base-cell-address="Template.A4"/>
    </style:style>
    <style:style style:name="ce46" style:family="table-cell">
      <style:map style:condition="of:is-true-formula([.#REF!]=&quot;Y&quot;)" style:apply-style-name="cf5" style:base-cell-address="Template.A4"/>
      <style:map style:condition="of:is-true-formula([.#REF!]=&quot;Y&quot;)" style:apply-style-name="cf5" style:base-cell-address="Template.A6"/>
    </style:style>
    <style:style style:name="ce47" style:family="table-cell">
      <style:map style:condition="of:is-true-formula([.#REF!]=&quot;Y&quot;)" style:apply-style-name="cf5" style:base-cell-address="Template.A22"/>
      <style:map style:condition="of:is-true-formula([.#REF!]=&quot;Y&quot;)" style:apply-style-name="cf5" style:base-cell-address="Template.A22"/>
    </style:style>
    <style:style style:name="ce48" style:family="table-cell">
      <style:map style:condition="of:is-true-formula([.#REF!]=&quot;Y&quot;)" style:apply-style-name="cf5" style:base-cell-address="Template.A22"/>
      <style:map style:condition="of:is-true-formula([.#REF!]=&quot;Y&quot;)" style:apply-style-name="cf5" style:base-cell-address="Template.B22"/>
    </style:style>
    <style:style style:name="ce49" style:family="table-cell">
      <style:map style:condition="of:is-true-formula([.#REF!]=&quot;Y&quot;)" style:apply-style-name="cf5" style:base-cell-address="Template.A24"/>
      <style:map style:condition="of:is-true-formula([.#REF!]=&quot;Y&quot;)" style:apply-style-name="cf5" style:base-cell-address="Template.A24"/>
      <style:map style:condition="of:is-true-formula([.#REF!]=&quot;Y&quot;)" style:apply-style-name="cf5" style:base-cell-address="Template.A24"/>
      <style:map style:condition="of:is-true-formula([.#REF!]=&quot;Y&quot;)" style:apply-style-name="cf5" style:base-cell-address="Template.A24"/>
    </style:style>
    <style:style style:name="ce5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2"/>
      <style:map style:condition="of:is-true-formula([.#REF!]=&quot;Y&quot;)" style:apply-style-name="cf5" style:base-cell-address="Template.J22"/>
    </style:style>
    <style:style style:name="ce51" style:family="table-cell">
      <style:map style:condition="of:is-true-formula([.#REF!]=&quot;Y&quot;)" style:apply-style-name="cf5" style:base-cell-address="Template.F23"/>
      <style:map style:condition="of:is-true-formula([.#REF!]=&quot;Y&quot;)" style:apply-style-name="cf5" style:base-cell-address="Template.F23"/>
    </style:style>
    <style:style style:name="ce52" style:family="table-cell">
      <style:map style:condition="of:is-true-formula([.#REF!]=&quot;Y&quot;)" style:apply-style-name="cf5" style:base-cell-address="Template.F25"/>
      <style:map style:condition="of:is-true-formula([.#REF!]=&quot;Y&quot;)" style:apply-style-name="cf5" style:base-cell-address="Template.F25"/>
    </style:style>
    <style:style style:name="ce53" style:family="table-cell">
      <style:map style:condition="of:is-true-formula([.#REF!]=&quot;Y&quot;)" style:apply-style-name="cf5" style:base-cell-address="Template.A6"/>
      <style:map style:condition="of:is-true-formula([.#REF!]=&quot;Y&quot;)" style:apply-style-name="cf5" style:base-cell-address="Template.A27"/>
    </style:style>
    <style:style style:name="ce54" style:family="table-cell">
      <style:map style:condition="of:is-true-formula([.#REF!]=&quot;Y&quot;)" style:apply-style-name="cf5" style:base-cell-address="Template.F40"/>
      <style:map style:condition="of:is-true-formula([.#REF!]=&quot;Y&quot;)" style:apply-style-name="cf5" style:base-cell-address="Template.F40"/>
    </style:style>
    <style:style style:name="ce5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4"/>
      <style:map style:condition="of:is-true-formula([.#REF!]=&quot;Y&quot;)" style:apply-style-name="cf5" style:base-cell-address="Template.A6"/>
    </style:style>
    <style:style style:name="ce5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4"/>
      <style:map style:condition="of:is-true-formula([.#REF!]=&quot;Y&quot;)" style:apply-style-name="cf5" style:base-cell-address="Template.A4"/>
    </style:style>
    <style:style style:name="ce5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6"/>
      <style:map style:condition="of:is-true-formula([.#REF!]=&quot;Y&quot;)" style:apply-style-name="cf5" style:base-cell-address="Template.A27"/>
    </style:style>
    <style:style style:name="ce58" style:family="table-cell">
      <style:map style:condition="of:is-true-formula([.#REF!]=&quot;Y&quot;)" style:apply-style-name="cf5" style:base-cell-address="Template.A48"/>
      <style:map style:condition="of:is-true-formula([.#REF!]=&quot;Y&quot;)" style:apply-style-name="cf5" style:base-cell-address="Template.A48"/>
    </style:style>
    <style:style style:name="ce5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6"/>
      <style:map style:condition="of:is-true-formula([.#REF!]=&quot;Y&quot;)" style:apply-style-name="cf5" style:base-cell-address="Template.A91"/>
    </style:style>
    <style:style style:name="ce6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201"/>
      <style:map style:condition="of:is-true-formula([.#REF!]=&quot;Y&quot;)" style:apply-style-name="cf5" style:base-cell-address="Template.A201"/>
    </style:style>
    <style:style style:name="ce6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48"/>
      <style:map style:condition="of:is-true-formula([.#REF!]=&quot;Y&quot;)" style:apply-style-name="cf5" style:base-cell-address="Template.A48"/>
    </style:style>
    <style:style style:name="ce6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48"/>
      <style:map style:condition="of:is-true-formula([.#REF!]=&quot;Y&quot;)" style:apply-style-name="cf5" style:base-cell-address="Template.A210"/>
    </style:style>
    <style:style style:name="ce6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48"/>
      <style:map style:condition="of:is-true-formula([.#REF!]=&quot;Y&quot;)" style:apply-style-name="cf5" style:base-cell-address="Template.B201"/>
    </style:style>
    <style:style style:name="ce6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01"/>
      <style:map style:condition="of:is-true-formula([.#REF!]=&quot;Y&quot;)" style:apply-style-name="cf5" style:base-cell-address="Template.B202"/>
    </style:style>
    <style:style style:name="ce6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13"/>
      <style:map style:condition="of:is-true-formula([.#REF!]=&quot;Y&quot;)" style:apply-style-name="cf5" style:base-cell-address="Template.A213"/>
      <style:map style:condition="of:is-true-formula([.#REF!]=&quot;Y&quot;)" style:apply-style-name="cf5" style:base-cell-address="Template.A213"/>
      <style:map style:condition="of:is-true-formula([.#REF!]=&quot;Y&quot;)" style:apply-style-name="cf5" style:base-cell-address="Template.A213"/>
    </style:style>
    <style:style style:name="ce6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13"/>
      <style:map style:condition="of:is-true-formula([.#REF!]=&quot;Y&quot;)" style:apply-style-name="cf5" style:base-cell-address="Template.C213"/>
      <style:map style:condition="of:is-true-formula([.#REF!]=&quot;Y&quot;)" style:apply-style-name="cf5" style:base-cell-address="Template.C213"/>
      <style:map style:condition="of:is-true-formula([.#REF!]=&quot;Y&quot;)" style:apply-style-name="cf5" style:base-cell-address="Template.C213"/>
    </style:style>
    <style:style style:name="ce6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12"/>
      <style:map style:condition="of:is-true-formula([.#REF!]=&quot;Y&quot;)" style:apply-style-name="cf5" style:base-cell-address="Template.A212"/>
      <style:map style:condition="of:is-true-formula([.#REF!]=&quot;Y&quot;)" style:apply-style-name="cf5" style:base-cell-address="Template.A212"/>
      <style:map style:condition="of:is-true-formula([.#REF!]=&quot;Y&quot;)" style:apply-style-name="cf5" style:base-cell-address="Template.A212"/>
    </style:style>
    <style:style style:name="ce6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48"/>
      <style:map style:condition="of:is-true-formula([.#REF!]=&quot;Y&quot;)" style:apply-style-name="cf5" style:base-cell-address="Template.A201"/>
    </style:style>
    <style:style style:name="ce6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201"/>
      <style:map style:condition="of:is-true-formula([.#REF!]=&quot;Y&quot;)" style:apply-style-name="cf5" style:base-cell-address="Template.A222"/>
    </style:style>
    <style:style style:name="ce7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222"/>
      <style:map style:condition="of:is-true-formula([.#REF!]=&quot;Y&quot;)" style:apply-style-name="cf5" style:base-cell-address="Template.J222"/>
    </style:style>
    <style:style style:name="ce7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222"/>
      <style:map style:condition="of:is-true-formula([.#REF!]=&quot;Y&quot;)" style:apply-style-name="cf5" style:base-cell-address="Template.B222"/>
    </style:style>
    <style:style style:name="ce7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13"/>
      <style:map style:condition="of:is-true-formula([.#REF!]=&quot;Y&quot;)" style:apply-style-name="cf5" style:base-cell-address="Template.A223"/>
    </style:style>
    <style:style style:name="ce7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22"/>
      <style:map style:condition="of:is-true-formula([.#REF!]=&quot;Y&quot;)" style:apply-style-name="cf5" style:base-cell-address="Template.J223"/>
    </style:style>
    <style:style style:name="ce7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13"/>
      <style:map style:condition="of:is-true-formula([.#REF!]=&quot;Y&quot;)" style:apply-style-name="cf5" style:base-cell-address="Template.B223"/>
    </style:style>
    <style:style style:name="ce7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F227"/>
      <style:map style:condition="of:is-true-formula([.#REF!]=&quot;Y&quot;)" style:apply-style-name="cf5" style:base-cell-address="Template.F227"/>
      <style:map style:condition="of:is-true-formula([.#REF!]=&quot;Y&quot;)" style:apply-style-name="cf5" style:base-cell-address="Template.F227"/>
      <style:map style:condition="of:is-true-formula([.#REF!]=&quot;Y&quot;)" style:apply-style-name="cf5" style:base-cell-address="Template.F227"/>
    </style:style>
    <style:style style:name="ce7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F228"/>
      <style:map style:condition="of:is-true-formula([.#REF!]=&quot;Y&quot;)" style:apply-style-name="cf5" style:base-cell-address="Template.F228"/>
      <style:map style:condition="of:is-true-formula([.#REF!]=&quot;Y&quot;)" style:apply-style-name="cf5" style:base-cell-address="Template.F228"/>
      <style:map style:condition="of:is-true-formula([.#REF!]=&quot;Y&quot;)" style:apply-style-name="cf5" style:base-cell-address="Template.F228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  <style:map style:condition="of:is-true-formula([.#REF!]=&quot;Y&quot;)" style:apply-style-name="cf5" style:base-cell-address="Template.A201"/>
      <style:map style:condition="of:is-true-formula([.#REF!]=&quot;Y&quot;)" style:apply-style-name="cf5" style:base-cell-address="Template.A230"/>
    </style:style>
    <style:style style:name="ce7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48"/>
      <style:map style:condition="of:is-true-formula([.#REF!]=&quot;Y&quot;)" style:apply-style-name="cf5" style:base-cell-address="Template.J202"/>
    </style:style>
    <style:style style:name="ce7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F40"/>
      <style:map style:condition="of:is-true-formula([.#REF!]=&quot;Y&quot;)" style:apply-style-name="cf5" style:base-cell-address="Template.F40"/>
    </style:style>
    <style:style style:name="ce8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A213"/>
      <style:map style:condition="of:is-true-formula([.#REF!]=&quot;Y&quot;)" style:apply-style-name="cf5" style:base-cell-address="Template.J213"/>
      <style:map style:condition="of:is-true-formula([.#REF!]=&quot;Y&quot;)" style:apply-style-name="cf5" style:base-cell-address="Template.J213"/>
      <style:map style:condition="of:is-true-formula([.#REF!]=&quot;Y&quot;)" style:apply-style-name="cf5" style:base-cell-address="Template.J213"/>
    </style:style>
    <style:style style:name="ce8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K214"/>
      <style:map style:condition="of:is-true-formula([.#REF!]=&quot;Y&quot;)" style:apply-style-name="cf5" style:base-cell-address="Template.K214"/>
      <style:map style:condition="of:is-true-formula([.#REF!]=&quot;Y&quot;)" style:apply-style-name="cf5" style:base-cell-address="Template.K214"/>
      <style:map style:condition="of:is-true-formula([.#REF!]=&quot;Y&quot;)" style:apply-style-name="cf5" style:base-cell-address="Template.K214"/>
    </style:style>
    <style:style style:name="ce8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  <style:map style:condition="of:is-true-formula([.#REF!]=&quot;Y&quot;)" style:apply-style-name="cf5" style:base-cell-address="Template.K216"/>
      <style:map style:condition="of:is-true-formula([.#REF!]=&quot;Y&quot;)" style:apply-style-name="cf5" style:base-cell-address="Template.K216"/>
      <style:map style:condition="of:is-true-formula([.#REF!]=&quot;Y&quot;)" style:apply-style-name="cf5" style:base-cell-address="Template.K216"/>
      <style:map style:condition="of:is-true-formula([.#REF!]=&quot;Y&quot;)" style:apply-style-name="cf5" style:base-cell-address="Template.K2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office:value-type="string" table:number-columns-spanned="4" table:number-rows-spanned="1" table:style-name="ce43">
            <text:p>Destination</text:p>
          </table:table-cell>
          <table:covered-table-cell table:number-columns-repeated="3"/>
          <table:table-cell office:value-type="string" table:number-columns-spanned="6" table:number-rows-spanned="1" table:style-name="ce44">
            <text:p>Source</text:p>
          </table:table-cell>
          <table:covered-table-cell table:number-columns-repeated="5"/>
          <table:table-cell table:style-name="ce3"/>
          <table:table-cell table:number-columns-repeated="16373"/>
        </table:table-row>
        <table:table-row table:style-name="ro1">
          <table:table-cell office:value-type="string" table:style-name="ce2">
            <text:p>Element<text:s/></text:p>
          </table:table-cell>
          <table:table-cell office:value-type="string" table:style-name="ce4">
            <text:p>Level</text:p>
          </table:table-cell>
          <table:table-cell office:value-type="string" table:style-name="ce4">
            <text:p>M/O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Path</text:p>
          </table:table-cell>
          <table:table-cell office:value-type="string" table:style-name="ce2">
            <text:p>Element</text:p>
          </table:table-cell>
          <table:table-cell office:value-type="string" table:style-name="ce2">
            <text:p>Condition</text:p>
          </table:table-cell>
          <table:table-cell office:value-type="string" table:style-name="ce2">
            <text:p>Transformation</text:p>
          </table:table-cell>
          <table:table-cell office:value-type="string" table:style-name="ce2">
            <text:p>Remarks</text:p>
          </table:table-cell>
          <table:table-cell table:number-columns-repeated="2" table:style-name="ce5"/>
          <table:table-cell table:number-columns-repeated="16373"/>
        </table:table-row>
        <table:table-row table:style-name="ro1">
          <table:table-cell office:value-type="string" table:style-name="ce6">
            <text:p>In this column the entire output message is described</text:p>
          </table:table-cell>
          <table:table-cell office:value-type="string" table:style-name="ce7">
            <text:p>Level of the destination element (root is 0)</text:p>
          </table:table-cell>
          <table:table-cell office:value-type="string" table:style-name="ce8">
            <text:p>Optional column<text:span text:style-name="T1">; Indicates whether the element is mandatory or optional</text:span></text:p>
          </table:table-cell>
          <table:table-cell office:value-type="string" table:style-name="ce9">
            <text:p>Optional column<text:span text:style-name="T1">; Type of the element</text:span></text:p>
          </table:table-cell>
          <table:table-cell office:value-type="string" table:style-name="ce6">
            <text:p>Full path of the source element; Empty when the source element is a fixed value</text:p>
          </table:table-cell>
          <table:table-cell office:value-type="string" table:style-name="ce6">
            <text:p>Source element; Fixed values are put between quotation marks</text:p>
          </table:table-cell>
          <table:table-cell office:value-type="string" table:style-name="ce6">
            <text:p>Condition on which the element is (not) included; Empty when the element is always included</text:p>
          </table:table-cell>
          <table:table-cell office:value-type="string" table:style-name="ce6">
            <text:p>Description of any value processing; Empty when the value of the source element and the destination element are equal</text:p>
          </table:table-cell>
          <table:table-cell table:style-name="ce10"/>
          <table:table-cell table:number-columns-repeated="2" table:style-name="ce5"/>
          <table:table-cell table:number-columns-repeated="16373"/>
        </table:table-row>
        <table:table-row table:style-name="ro2">
          <table:table-cell office:value-type="string" table:style-name="ce45">
            <text:p>zaak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&lt;Uri&gt;</text:p>
          </table:table-cell>
          <table:table-cell office:value-type="string" table:style-name="ce1">
            <text:p>$zaakUrl</text:p>
          </table:table-cell>
          <table:table-cell office:value-type="string" table:style-name="ce1">
            <text:p>.</text:p>
          </table:table-cell>
          <table:table-cell table:number-columns-repeated="3" table:style-name="ce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5">
            <text:p>statustyp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string&lt;Uri&gt;</text:p>
          </table:table-cell>
          <table:table-cell office:value-type="string" table:style-name="ce1">
            <text:p>$statusTypeUrl</text:p>
          </table:table-cell>
          <table:table-cell office:value-type="string" table:style-name="ce1">
            <text:p>.</text:p>
          </table:table-cell>
          <table:table-cell table:number-columns-repeated="3" table:style-name="ce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6">
            <text:p>datumStatusGezet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V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<text:a xlink:href="mailto:object/heeft/gerelateerde/@entiteitstype='STT'%20%7C%7C%20$einddatum">$einddatum</text:a></text:p>
          </table:table-cell>
          <table:table-cell office:value-type="string" table:style-name="ce1">
            <text:p>.</text:p>
          </table:table-cell>
          <table:table-cell table:number-columns-repeated="3" table:style-name="ce1"/>
          <table:table-cell table:number-columns-repeated="2" table:style-name="ce14"/>
          <table:table-cell table:number-columns-repeated="16373"/>
        </table:table-row>
        <table:table-row table:style-name="ro2">
          <table:table-cell office:value-type="string" table:style-name="ce46">
            <text:p>statusToelichting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O</text:p>
          </table:table-cell>
          <table:table-cell office:value-type="string" table:style-name="ce1">
            <text:p>string&lt;Uri&gt;</text:p>
          </table:table-cell>
          <table:table-cell office:value-type="string" table:style-name="ce1">
            <text:p>$statusTypeOmschrijving</text:p>
          </table:table-cell>
          <table:table-cell office:value-type="string" table:style-name="ce1">
            <text:p>.</text:p>
          </table:table-cell>
          <table:table-cell table:number-columns-repeated="3" table:style-name="ce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6"/>
          <table:table-cell table:number-columns-repeated="8" table:style-name="ce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5"/>
          <table:table-cell table:number-columns-repeated="8" table:style-name="ce1"/>
          <table:table-cell table:number-columns-repeated="2" table:style-name="ce14"/>
          <table:table-cell table:number-columns-repeated="16373"/>
        </table:table-row>
        <table:table-row table:number-rows-repeated="5" table:style-name="ro2">
          <table:table-cell table:style-name="ce46"/>
          <table:table-cell table:number-columns-repeated="8" table:style-name="ce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5"/>
          <table:table-cell table:number-columns-repeated="8" table:style-name="ce1"/>
          <table:table-cell table:number-columns-repeated="2" table:style-name="ce14"/>
          <table:table-cell table:number-columns-repeated="16373"/>
        </table:table-row>
        <table:table-row table:number-rows-repeated="3" table:style-name="ro2">
          <table:table-cell table:style-name="ce46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6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7"/>
          <table:table-cell table:style-name="ce48"/>
          <table:table-cell table:style-name="ce48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50"/>
          <table:table-cell table:style-name="ce50"/>
          <table:table-cell table:number-columns-repeated="16373"/>
        </table:table-row>
        <table:table-row table:style-name="ro2">
          <table:table-cell/>
          <table:table-cell table:style-name="ce48"/>
          <table:table-cell table:style-name="ce48"/>
          <table:table-cell/>
          <table:table-cell table:style-name="ce47"/>
          <table:table-cell table:style-name="ce51"/>
          <table:table-cell table:number-columns-repeated="3"/>
          <table:table-cell table:number-columns-repeated="2" table:style-name="ce20"/>
          <table:table-cell table:number-columns-repeated="16373"/>
        </table:table-row>
        <table:table-row table:style-name="ro2">
          <table:table-cell table:style-name="ce49"/>
          <table:table-cell table:style-name="ce48"/>
          <table:table-cell table:style-name="ce48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47"/>
          <table:table-cell table:style-name="ce50"/>
          <table:table-cell table:style-name="ce50"/>
          <table:table-cell table:number-columns-repeated="16373"/>
        </table:table-row>
        <table:table-row table:style-name="ro2">
          <table:table-cell table:style-name="ce49"/>
          <table:table-cell table:style-name="ce48"/>
          <table:table-cell table:style-name="ce48"/>
          <table:table-cell table:style-name="ce47"/>
          <table:table-cell table:style-name="ce47"/>
          <table:table-cell table:style-name="ce52"/>
          <table:table-cell table:number-columns-repeated="3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45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3"/>
          <table:table-cell table:number-columns-repeated="8"/>
          <table:table-cell table:number-columns-repeated="2" table:style-name="ce24"/>
          <table:table-cell table:number-columns-repeated="16373"/>
        </table:table-row>
        <table:table-row table:number-rows-repeated="2" table:style-name="ro2">
          <table:table-cell table:style-name="ce46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5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4" table:style-name="ro2">
          <table:table-cell table:style-name="ce46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4" table:style-name="ro2">
          <table:table-cell table:style-name="ce45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6"/>
          <table:table-cell table:number-columns-repeated="4"/>
          <table:table-cell table:style-name="ce54"/>
          <table:table-cell table:number-columns-repeated="3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6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47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6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46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8"/>
          <table:table-cell table:number-columns-repeated="8"/>
          <table:table-cell table:number-columns-repeated="2" table:style-name="ce14"/>
          <table:table-cell table:number-columns-repeated="16373"/>
        </table:table-row>
        <table:table-row table:number-rows-repeated="8" table:style-name="ro2">
          <table:table-cell table:number-columns-repeated="9" table:style-name="ce1"/>
          <table:table-cell table:number-columns-repeated="2" table:style-name="ce14"/>
          <table:table-cell table:number-columns-repeated="16373"/>
        </table:table-row>
        <table:table-row table:number-rows-repeated="3" table:style-name="ro2">
          <table:table-cell table:style-name="ce16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6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4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4" table:style-name="ce16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4" table:style-name="ce16"/>
          <table:table-cell table:style-name="ce18"/>
          <table:table-cell table:style-name="ce14"/>
          <table:table-cell table:number-columns-repeated="16373"/>
        </table:table-row>
        <table:table-row table:number-rows-repeated="3" table:style-name="ro2">
          <table:table-cell table:style-name="ce56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style-name="ce26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5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style-name="ce26"/>
          <table:table-cell table:number-columns-repeated="3" table:style-name="ce16"/>
          <table:table-cell table:number-columns-repeated="2" table:style-name="ce14"/>
          <table:table-cell table:number-columns-repeated="16373"/>
        </table:table-row>
        <table:table-row table:number-rows-repeated="2" table:style-name="ro2">
          <table:table-cell table:style-name="ce56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7"/>
          <table:table-cell table:style-name="ce27"/>
          <table:table-cell table:number-columns-repeated="2" table:style-name="ce15"/>
          <table:table-cell table:style-name="ce22"/>
          <table:table-cell table:style-name="ce28"/>
          <table:table-cell table:number-columns-repeated="2" table:style-name="ce21"/>
          <table:table-cell table:style-name="ce23"/>
          <table:table-cell table:number-columns-repeated="2" table:style-name="ce24"/>
          <table:table-cell table:number-columns-repeated="16373"/>
        </table:table-row>
        <table:table-row table:number-rows-repeated="10" table:style-name="ro2">
          <table:table-cell table:style-name="ce55"/>
          <table:table-cell table:number-columns-repeated="3" table:style-name="ce13"/>
          <table:table-cell table:style-name="ce17"/>
          <table:table-cell table:style-name="ce26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style-name="ce17"/>
          <table:table-cell table:style-name="ce19"/>
          <table:table-cell table:number-columns-repeated="2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59"/>
          <table:table-cell table:number-columns-repeated="3" table:style-name="ce13"/>
          <table:table-cell table:style-name="ce17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0"/>
          <table:table-cell table:number-columns-repeated="4" table:style-name="ce13"/>
          <table:table-cell table:number-columns-repeated="3" table:style-name="ce16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style-name="ce16"/>
          <table:table-cell table:style-name="ce25"/>
          <table:table-cell table:style-name="ce11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4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2" table:style-name="ce16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style-name="ce16"/>
          <table:table-cell table:style-name="ce25"/>
          <table:table-cell table:style-name="ce11"/>
          <table:table-cell table:style-name="ce14"/>
          <table:table-cell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3"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6" table:style-name="ro2">
          <table:table-cell table:style-name="ce31"/>
          <table:table-cell table:number-columns-repeated="3" table:style-name="ce13"/>
          <table:table-cell table:style-name="ce21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style-name="ce21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14" table:style-name="ro2">
          <table:table-cell table:style-name="ce31"/>
          <table:table-cell table:number-columns-repeated="2" table:style-name="ce13"/>
          <table:table-cell table:style-name="ce31"/>
          <table:table-cell table:style-name="ce32"/>
          <table:table-cell table:number-columns-repeated="6" table:style-name="ce31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9"/>
          <table:table-cell table:number-columns-repeated="4" table:style-name="ce13"/>
          <table:table-cell table:number-columns-repeated="4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style-name="ce16"/>
          <table:table-cell table:style-name="ce25"/>
          <table:table-cell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3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5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style-name="ce16"/>
          <table:table-cell table:style-name="ce7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4" table:style-name="ro2">
          <table:table-cell table:style-name="ce25"/>
          <table:table-cell table:number-columns-repeated="3" table:style-name="ce13"/>
          <table:table-cell table:style-name="ce16"/>
          <table:table-cell table:style-name="ce7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7"/>
          <table:table-cell table:number-columns-repeated="3" table:style-name="ce34"/>
          <table:table-cell table:number-columns-repeated="5" table:style-name="ce35"/>
          <table:table-cell table:number-columns-repeated="2" table:style-name="ce36"/>
          <table:table-cell table:number-columns-repeated="16373"/>
        </table:table-row>
        <table:table-row table:number-rows-repeated="2" table:style-name="ro2">
          <table:table-cell table:style-name="ce29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2" table:style-name="ce13"/>
          <table:table-cell table:number-columns-repeated="6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2" table:style-name="ce13"/>
          <table:table-cell table:number-columns-repeated="4" table:style-name="ce16"/>
          <table:table-cell table:style-name="ce18"/>
          <table:table-cell table:style-name="ce38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9"/>
          <table:table-cell table:number-columns-repeated="2" table:style-name="ce13"/>
          <table:table-cell table:number-columns-repeated="5" table:style-name="ce16"/>
          <table:table-cell table:style-name="ce38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0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3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31"/>
          <table:table-cell table:number-columns-repeated="3" table:style-name="ce13"/>
          <table:table-cell table:style-name="ce16"/>
          <table:table-cell table:style-name="ce26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1"/>
          <table:table-cell table:number-columns-repeated="3" table:style-name="ce13"/>
          <table:table-cell table:style-name="ce16"/>
          <table:table-cell table:style-name="ce19"/>
          <table:table-cell table:number-columns-repeated="3" table:style-name="ce16"/>
          <table:table-cell table:number-columns-repeated="2" table:style-name="ce18"/>
          <table:table-cell table:number-columns-repeated="16373"/>
        </table:table-row>
        <table:table-row table:number-rows-repeated="5" table:style-name="ro2">
          <table:table-cell table:style-name="ce3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2" table:style-name="ro2">
          <table:table-cell table:style-name="ce26"/>
          <table:table-cell table:number-columns-repeated="2" table:style-name="ce39"/>
          <table:table-cell table:style-name="ce26"/>
          <table:table-cell table:style-name="ce16"/>
          <table:table-cell table:number-columns-repeated="4" table:style-name="ce26"/>
          <table:table-cell table:number-columns-repeated="16375" table:style-name="ce1"/>
        </table:table-row>
        <table:table-row table:number-rows-repeated="2" table:style-name="ro2">
          <table:table-cell table:style-name="ce26"/>
          <table:table-cell table:number-columns-repeated="2" table:style-name="ce39"/>
          <table:table-cell table:style-name="ce26"/>
          <table:table-cell table:style-name="ce16"/>
          <table:table-cell table:number-columns-repeated="2" table:style-name="ce26"/>
          <table:table-cell table:style-name="ce16"/>
          <table:table-cell table:style-name="ce26"/>
          <table:table-cell table:number-columns-repeated="16375" table:style-name="ce1"/>
        </table:table-row>
        <table:table-row table:number-rows-repeated="4" table:style-name="ro2">
          <table:table-cell table:style-name="ce26"/>
          <table:table-cell table:number-columns-repeated="2" table:style-name="ce39"/>
          <table:table-cell table:style-name="ce26"/>
          <table:table-cell table:style-name="ce16"/>
          <table:table-cell table:number-columns-repeated="4" table:style-name="ce26"/>
          <table:table-cell table:number-columns-repeated="16375" table:style-name="ce1"/>
        </table:table-row>
        <table:table-row table:style-name="ro2">
          <table:table-cell table:style-name="ce29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11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10" table:style-name="ro2">
          <table:table-cell table:style-name="ce16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60"/>
          <table:table-cell table:style-name="ce63"/>
          <table:table-cell table:style-name="ce63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8"/>
          <table:table-cell table:style-name="ce68"/>
          <table:table-cell table:number-columns-repeated="16373"/>
        </table:table-row>
        <table:table-row table:style-name="ro2">
          <table:table-cell table:style-name="ce61"/>
          <table:table-cell table:style-name="ce64"/>
          <table:table-cell table:style-name="ce64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78"/>
          <table:table-cell office:value-type="string" table:style-name="ce78">
            <text:p>FS0002 Passport</text:p>
            <text:p>IBS001 BSN No.</text:p>
            <text:p>IBS002 Driver's license number</text:p>
            <text:p>ZASLNO Identifier Notary</text:p>
            <text:p>ZBRCD Brainscode</text:p>
            <text:p>ZECH Registration number ECH</text:p>
            <text:p>ZGEKO GEKO ACCOUNT</text:p>
            <text:p>ZIID WFD instelling ID</text:p>
            <text:p>ZISS Issuer</text:p>
            <text:p>ZKVK KVK-number</text:p>
            <text:p>ZKVK_S KVK-sub-number</text:p>
            <text:p>ZPAYTN Payroll Tax Number</text:p>
            <text:p>ZPFNR Portfolio number</text:p>
            <text:p>ZPUONR PUO nr</text:p>
            <text:p>ZRSIN Rechtspers. &amp; Samenwerk. Informatie nr.</text:p>
            <text:p>ZUWV UWV Registration number</text:p>
            <text:p>ZVERBA Verblijfsvergunning Asiel</text:p>
            <text:p>ZVERBL Verblijfsvergunning</text:p>
            <text:p>ZVESTN Number Subsidiary</text:p>
            <text:p>ZVTAID Unique identifier in VTA system</text:p>
            <text:p>ZVTAST VTA system</text:p>
            <text:p>ZWFD Wet Financiele Dienstverlening</text:p>
          </table:table-cell>
          <table:table-cell table:number-columns-repeated="16373"/>
        </table:table-row>
        <table:table-row table:number-rows-repeated="7" table:style-name="ro2">
          <table:table-cell table:style-name="ce61"/>
          <table:table-cell table:style-name="ce64"/>
          <table:table-cell table:style-name="ce64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78"/>
          <table:table-cell table:style-name="ce78"/>
          <table:table-cell table:number-columns-repeated="16373"/>
        </table:table-row>
        <table:table-row table:style-name="ro2">
          <table:table-cell table:style-name="ce62"/>
          <table:table-cell table:style-name="ce63"/>
          <table:table-cell table:style-name="ce63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8"/>
          <table:table-cell table:style-name="ce68"/>
          <table:table-cell table:number-columns-repeated="16373"/>
        </table:table-row>
        <table:table-row table:style-name="ro2">
          <table:table-cell table:style-name="ce60"/>
          <table:table-cell table:style-name="ce63"/>
          <table:table-cell table:style-name="ce63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8"/>
          <table:table-cell table:style-name="ce68"/>
          <table:table-cell table:number-columns-repeated="16373"/>
        </table:table-row>
        <table:table-row table:style-name="ro2">
          <table:table-cell table:style-name="ce67"/>
          <table:table-cell table:style-name="ce64"/>
          <table:table-cell table:style-name="ce64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61"/>
          <table:table-cell table:style-name="ce78"/>
          <table:table-cell table:style-name="ce78"/>
          <table:table-cell table:number-columns-repeated="16373"/>
        </table:table-row>
        <table:table-row table:style-name="ro2">
          <table:table-cell table:style-name="ce65"/>
          <table:table-cell table:style-name="ce64"/>
          <table:table-cell table:style-name="ce66"/>
          <table:table-cell table:style-name="ce65"/>
          <table:table-cell table:style-name="ce61"/>
          <table:table-cell table:style-name="ce65"/>
          <table:table-cell table:style-name="ce65"/>
          <table:table-cell table:style-name="ce65"/>
          <table:table-cell table:style-name="ce65"/>
          <table:table-cell table:style-name="ce80"/>
          <table:table-cell table:style-name="ce80"/>
          <table:table-cell table:number-columns-repeated="16373"/>
        </table:table-row>
        <table:table-row table:style-name="ro2">
          <table:table-cell table:style-name="ce65"/>
          <table:table-cell table:style-name="ce64"/>
          <table:table-cell table:style-name="ce66"/>
          <table:table-cell table:style-name="ce65"/>
          <table:table-cell table:style-name="ce61"/>
          <table:table-cell table:style-name="ce65"/>
          <table:table-cell table:style-name="ce65"/>
          <table:table-cell table:style-name="ce65"/>
          <table:table-cell table:style-name="ce65"/>
          <table:table-cell table:style-name="ce80"/>
          <table:table-cell office:value-type="string" table:style-name="ce81">
            <text:p>01 Private</text:p>
            <text:p>02 Participant</text:p>
            <text:p>03 Business</text:p>
          </table:table-cell>
          <table:table-cell table:number-columns-repeated="16373"/>
        </table:table-row>
        <table:table-row table:style-name="ro2">
          <table:table-cell table:style-name="ce65"/>
          <table:table-cell table:style-name="ce64"/>
          <table:table-cell table:style-name="ce66"/>
          <table:table-cell table:style-name="ce65"/>
          <table:table-cell table:style-name="ce61"/>
          <table:table-cell table:style-name="ce65"/>
          <table:table-cell table:style-name="ce65"/>
          <table:table-cell table:style-name="ce65"/>
          <table:table-cell table:style-name="ce65"/>
          <table:table-cell table:style-name="ce80"/>
          <table:table-cell table:style-name="ce78"/>
          <table:table-cell table:number-columns-repeated="16373"/>
        </table:table-row>
        <table:table-row table:style-name="ro2">
          <table:table-cell table:style-name="ce65"/>
          <table:table-cell table:style-name="ce64"/>
          <table:table-cell table:style-name="ce66"/>
          <table:table-cell table:style-name="ce65"/>
          <table:table-cell table:style-name="ce61"/>
          <table:table-cell table:style-name="ce65"/>
          <table:table-cell table:style-name="ce65"/>
          <table:table-cell table:style-name="ce65"/>
          <table:table-cell table:style-name="ce65"/>
          <table:table-cell table:style-name="ce80"/>
          <table:table-cell office:value-type="string" table:style-name="ce82">
            <text:p>01 Yes</text:p>
            <text:p>02 No</text:p>
          </table:table-cell>
          <table:table-cell table:number-columns-repeated="16373"/>
        </table:table-row>
        <table:table-row table:style-name="ro2">
          <table:table-cell table:style-name="ce65"/>
          <table:table-cell table:style-name="ce64"/>
          <table:table-cell table:style-name="ce66"/>
          <table:table-cell table:style-name="ce65"/>
          <table:table-cell table:style-name="ce61"/>
          <table:table-cell table:style-name="ce65"/>
          <table:table-cell table:style-name="ce65"/>
          <table:table-cell table:style-name="ce65"/>
          <table:table-cell table:style-name="ce65"/>
          <table:table-cell table:style-name="ce80"/>
          <table:table-cell table:style-name="ce80"/>
          <table:table-cell table:number-columns-repeated="16373"/>
        </table:table-row>
        <table:table-row table:number-rows-repeated="2" table:style-name="ro2">
          <table:table-cell table:style-name="ce65"/>
          <table:table-cell table:style-name="ce64"/>
          <table:table-cell table:style-name="ce66"/>
          <table:table-cell table:style-name="ce65"/>
          <table:table-cell table:style-name="ce61"/>
          <table:table-cell table:style-name="ce65"/>
          <table:table-cell table:style-name="ce65"/>
          <table:table-cell table:style-name="ce65"/>
          <table:table-cell table:style-name="ce61"/>
          <table:table-cell table:style-name="ce80"/>
          <table:table-cell table:style-name="ce80"/>
          <table:table-cell table:number-columns-repeated="16373"/>
        </table:table-row>
        <table:table-row table:style-name="ro2">
          <table:table-cell table:style-name="ce65"/>
          <table:table-cell table:style-name="ce64"/>
          <table:table-cell table:style-name="ce66"/>
          <table:table-cell table:style-name="ce65"/>
          <table:table-cell table:style-name="ce61"/>
          <table:table-cell table:style-name="ce65"/>
          <table:table-cell table:style-name="ce65"/>
          <table:table-cell table:style-name="ce61"/>
          <table:table-cell table:style-name="ce61"/>
          <table:table-cell table:style-name="ce80"/>
          <table:table-cell table:style-name="ce80"/>
          <table:table-cell table:number-columns-repeated="16373"/>
        </table:table-row>
        <table:table-row table:style-name="ro2">
          <table:table-cell table:style-name="ce62"/>
          <table:table-cell table:style-name="ce63"/>
          <table:table-cell table:style-name="ce63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0"/>
          <table:table-cell table:style-name="ce68"/>
          <table:table-cell table:style-name="ce68"/>
          <table:table-cell table:number-columns-repeated="16373"/>
        </table:table-row>
        <table:table-row table:style-name="ro2">
          <table:table-cell table:style-name="ce69"/>
          <table:table-cell table:style-name="ce71"/>
          <table:table-cell table:style-name="ce71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number-columns-repeated="16373"/>
        </table:table-row>
        <table:table-row table:number-rows-repeated="4" table:style-name="ro2">
          <table:table-cell table:style-name="ce72"/>
          <table:table-cell table:style-name="ce74"/>
          <table:table-cell table:style-name="ce74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number-columns-repeated="16373"/>
        </table:table-row>
        <table:table-row table:style-name="ro2">
          <table:table-cell table:style-name="ce72"/>
          <table:table-cell table:style-name="ce74"/>
          <table:table-cell table:style-name="ce74"/>
          <table:table-cell table:style-name="ce72"/>
          <table:table-cell table:style-name="ce72"/>
          <table:table-cell table:style-name="ce75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number-columns-repeated="16373"/>
        </table:table-row>
        <table:table-row table:style-name="ro2">
          <table:table-cell table:style-name="ce72"/>
          <table:table-cell table:style-name="ce74"/>
          <table:table-cell table:style-name="ce74"/>
          <table:table-cell table:style-name="ce72"/>
          <table:table-cell table:style-name="ce72"/>
          <table:table-cell table:style-name="ce76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number-columns-repeated="16373"/>
        </table:table-row>
        <table:table-row table:style-name="ro2">
          <table:table-cell table:style-name="ce72"/>
          <table:table-cell table:style-name="ce74"/>
          <table:table-cell table:style-name="ce74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2"/>
          <table:table-cell table:style-name="ce73"/>
          <table:table-cell table:style-name="ce73"/>
          <table:table-cell table:number-columns-repeated="16373"/>
        </table:table-row>
        <table:table-row table:style-name="ro2">
          <table:table-cell table:style-name="ce77"/>
          <table:table-cell table:style-name="ce71"/>
          <table:table-cell table:style-name="ce71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69"/>
          <table:table-cell table:style-name="ce70"/>
          <table:table-cell table:style-name="ce70"/>
          <table:table-cell table:number-columns-repeated="16373"/>
        </table:table-row>
        <table:table-row table:style-name="ro2">
          <table:table-cell table:style-name="ce29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style-name="ro2">
          <table:table-cell table:style-name="ce55"/>
          <table:table-cell table:number-columns-repeated="3" table:style-name="ce13"/>
          <table:table-cell table:number-columns-repeated="5" table:style-name="ce16"/>
          <table:table-cell table:number-columns-repeated="2" table:style-name="ce18"/>
          <table:table-cell table:number-columns-repeated="16373"/>
        </table:table-row>
        <table:table-row table:number-rows-repeated="10483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cf1" style:family="table-cell" style:data-style-name="N0">
      <style:text-properties fo:font-weight="bold" style:font-weight-asian="bold" style:font-weight-complex="bold"/>
    </style:style>
    <style:style style:name="cf2" style:family="table-cell" style:data-style-name="N0">
      <style:text-properties fo:font-weight="bold" style:font-weight-asian="bold" style:font-weight-complex="bold"/>
    </style:style>
    <style:style style:name="cf3" style:family="table-cell" style:data-style-name="N0">
      <style:text-properties fo:font-weight="bold" style:font-weight-asian="bold" style:font-weight-complex="bold"/>
    </style:style>
    <style:style style:name="cf4" style:family="table-cell" style:data-style-name="N0">
      <style:text-properties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5" style:family="table-cell">
      <style:text-properties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Marcel Lenterman</meta:initial-creator>
    <dc:creator>Marcel Lenterman</dc:creator>
    <meta:creation-date>2022-01-18T13:10:45Z</meta:creation-date>
    <dc:date>2022-02-21T10:18:06Z</dc:date>
  </office:meta>
</office:document-meta>
</file>